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text-properties style:font-name="Courier" fo:font-size="13.0pt" fo:color="#191919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https://www.mqc.ink/index.html</text:span></text:p>
      <text:p text:style-name="P1"><text:span text:style-name="T1">https://www.mqc.ink/editorial.html</text:span></text:p>
      <text:p text:style-name="P1"><text:span text:style-name="T1">https://www.mqc.ink/animation.html</text:span></text:p>
      <text:p text:style-name="P1"><text:span text:style-name="T1">https://www.mqc.ink/decorative.html</text:span></text:p>
      <text:p text:style-name="P1"><text:span text:style-name="T1">https://www.mqc.ink/sequential.html</text:span></text:p>
      <text:p text:style-name="P1"><text:span text:style-name="T1">https://www.mqc.ink/contact.html</text:span></text:p>
      <text:p text:style-name="P1"><text:span text:style-name="T1">https://www.mqc.ink/food.html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